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0.561cm" fo:min-width="2.751cm" loext:decorative="false"/>
    </style:style>
    <style:style style:name="gr2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6" style:family="graphic" style:parent-style-name="objectwithoutfill">
      <style:graphic-properties svg:stroke-width="0.1cm" svg:stroke-color="#ff4000" draw:marker-start-width="0.35cm" draw:marker-end="Extrémités_20_de_20_flèche_20_2" draw:marker-end-width="0.45cm" draw:fill="none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ff0000" draw:marker-end="Line_20_short" draw:marker-end-width="0.3cm" draw:fill="none" draw:textarea-vertical-align="middle" loext:decorative="fals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45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gr14" style:family="graphic" style:parent-style-name="objectwithoutfill">
      <style:graphic-properties svg:stroke-color="#000000" draw:marker-end="" draw:marker-end-width="0.3cm" draw:fill="none" draw:textarea-vertical-align="middle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16" style:family="graphic" style:parent-style-name="objectwithoutfill">
      <style:graphic-properties draw:stroke="dash" draw:stroke-dash="Dash_20__28_Rounded_29_" svg:stroke-color="#000000" draw:marker-end="" draw:marker-end-width="0.3cm" svg:stroke-linecap="round" draw:fill="none" draw:textarea-vertical-align="middle" loext:decorative="false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556cm" fo:min-width="0cm" loext:decorative="false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249cm" fo:min-width="0cm" loext:decorative="false"/>
      <style:paragraph-properties style:writing-mode="lr-tb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color="#ff4000" loext:opacity="100%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text-properties style:text-position="0% 100%"/>
    </style:style>
    <style:style style:name="P8" style:family="paragraph">
      <loext:graphic-properties draw:fill-color="#ffffff"/>
    </style:style>
    <style:style style:name="T1" style:family="text">
      <style:text-properties fo:color="#ff4000" loext:opacity="100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text-shadow="none" style:text-underline-style="none" style:letter-kerning="true" style:font-name-asian="Noto Sans CJK SC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Noto Sans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Noto Sans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8pt" fo:text-shadow="none" style:text-underline-style="none" style:letter-kerning="true" style:font-name-asian="Noto Sans CJK SC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sub 58%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Liberation Sans1" style:font-name-asian="Liberation Sans1" style:font-name-complex="Liberation Sans1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Noto Sans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8pt" fo:text-shadow="none" style:text-underline-style="none" style:letter-kerning="true" style:font-name-asian="Noto Sans CJK SC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1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Point↔face proximity</text:p>
          </draw:text-box>
        </draw:frame>
        <draw:custom-shape draw:style-name="gr1" draw:text-style-name="P1" draw:layer="layout" svg:width="6.5cm" svg:height="2.5cm" svg:x="1cm" svg:y="6.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2" draw:layer="layout" svg:x1="4.5cm" svg:y1="6.5cm" svg:x2="3.5cm" svg:y2="8cm">
          <text:p/>
        </draw:line>
        <draw:frame draw:style-name="gr3" draw:text-style-name="P3" draw:layer="layout" svg:width="0.853cm" svg:height="0.962cm" svg:x="4.5cm" svg:y="5.6cm">
          <draw:text-box>
            <text:p>p</text:p>
          </draw:text-box>
        </draw:frame>
        <draw:frame draw:style-name="gr4" draw:text-style-name="P3" draw:layer="layout" svg:width="0.993cm" svg:height="0.962cm" svg:x="2.647cm" svg:y="7.538cm">
          <draw:text-box>
            <text:p>p’</text:p>
          </draw:text-box>
        </draw:frame>
        <draw:custom-shape draw:style-name="gr5" draw:text-style-name="P4" draw:layer="layout" svg:width="0.2cm" svg:height="0.2cm" svg:x="4.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401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cm" svg:y1="7.5cm" svg:x2="3cm" svg:y2="6cm">
          <text:p/>
        </draw:line>
        <draw:frame draw:style-name="gr7" draw:text-style-name="P5" draw:layer="layout" svg:width="0.959cm" svg:height="0.962cm" svg:x="2.647cm" svg:y="5.038cm">
          <draw:text-box>
            <text:p><text:span text:style-name="T1">N</text:span></text:p>
          </draw:text-box>
        </draw:frame>
        <draw:frame draw:style-name="gr3" draw:text-style-name="P3" draw:layer="layout" svg:width="0.853cm" svg:height="0.962cm" svg:x="0.401cm" svg:y="5.7cm">
          <draw:text-box>
            <text:p>a</text:p>
          </draw:text-box>
        </draw:frame>
        <draw:frame draw:style-name="gr3" draw:text-style-name="P3" draw:layer="layout" svg:width="0.853cm" svg:height="0.962cm" svg:x="0.402cm" svg:y="8.6cm">
          <draw:text-box>
            <text:p>b</text:p>
          </draw:text-box>
        </draw:frame>
        <draw:frame draw:style-name="gr8" draw:text-style-name="P3" draw:layer="layout" svg:width="0.82cm" svg:height="0.962cm" svg:x="7.28cm" svg:y="8.6cm">
          <draw:text-box>
            <text:p>c</text:p>
          </draw:text-box>
        </draw:frame>
        <draw:line draw:style-name="gr9" draw:text-style-name="P2" draw:layer="layout" svg:x1="3cm" svg:y1="5.138cm" svg:x2="3.5cm" svg:y2="5.138cm">
          <text:p/>
        </draw:line>
        <draw:frame draw:style-name="gr10" draw:text-style-name="P3" draw:layer="layout" svg:width="26.5cm" svg:height="3.095cm" svg:x="1cm" svg:y="11cm">
          <draw:text-box>
            <text:p><text:span text:style-name="T2">g</text:span><text:span text:style-name="T2">i</text:span><text:span text:style-name="T2">v</text:span><text:span text:style-name="T2">e</text:span><text:span text:style-name="T2">n </text:span><text:span text:style-name="T2">a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3"> </text:span><text:span text:style-name="T4">d</text:span><text:span text:style-name="T5">m</text:span><text:span text:style-name="T5">a</text:span><text:span text:style-name="T5">x</text:span><text:span text:style-name="T6">, </text:span><text:span text:style-name="T4">p</text:span> is detected as « near » triangle <text:span text:style-name="T4">a</text:span><text:span text:style-name="T4">b</text:span><text:span text:style-name="T4">c</text:span> is its unsigned distance <text:span text:style-name="T7">t</text:span><text:span text:style-name="T7">o </text:span><text:span text:style-name="T7">p</text:span><text:span text:style-name="T7">l</text:span><text:span text:style-name="T7">a</text:span><text:span text:style-name="T7">n</text:span><text:span text:style-name="T7">e</text:span></text:p>
            <text:p><text:span text:style-name="T8">P</text:span><text:span text:style-name="T9">a</text:span><text:span text:style-name="T9">b</text:span><text:span text:style-name="T9">c</text:span><text:span text:style-name="T10">, </text:span><text:span text:style-name="T7">c</text:span><text:span text:style-name="T7">o</text:span><text:span text:style-name="T7">n</text:span><text:span text:style-name="T7">t</text:span><text:span text:style-name="T7">a</text:span><text:span text:style-name="T7">i</text:span><text:span text:style-name="T7">n</text:span><text:span text:style-name="T7">i</text:span><text:span text:style-name="T7">n</text:span><text:span text:style-name="T7">g </text:span><text:span text:style-name="T8">a</text:span><text:span text:style-name="T7">,</text:span><text:span text:style-name="T8">b</text:span><text:span text:style-name="T7"> </text:span><text:span text:style-name="T7">a</text:span><text:span text:style-name="T7">n</text:span><text:span text:style-name="T7">d </text:span><text:span text:style-name="T8">c</text:span><text:span text:style-name="T3">, </text:span><text:span text:style-name="T2">i</text:span><text:span text:style-name="T2">s </text:span><text:span text:style-name="T2">l</text:span><text:span text:style-name="T2">e</text:span><text:span text:style-name="T2">s</text:span><text:span text:style-name="T2">s </text:span><text:span text:style-name="T2">t</text:span><text:span text:style-name="T2">h</text:span><text:span text:style-name="T2">a</text:span><text:span text:style-name="T2">n</text:span><text:span text:style-name="T7"> </text:span><text:span text:style-name="T8">d</text:span><text:span text:style-name="T9">m</text:span><text:span text:style-name="T9">a</text:span><text:span text:style-name="T9">x</text:span><text:span text:style-name="T7"> </text:span><text:span text:style-name="T7">a</text:span><text:span text:style-name="T7">n</text:span><text:span text:style-name="T7">d </text:span><text:span text:style-name="T7">if </text:span><text:span text:style-name="T8">p</text:span><text:span text:style-name="T8">’</text:span><text:span text:style-name="T7">, </text:span><text:span text:style-name="T7">t</text:span><text:span text:style-name="T7">h</text:span><text:span text:style-name="T7">e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i</text:span><text:span text:style-name="T7">o</text:span><text:span text:style-name="T7">n </text:span><text:span text:style-name="T7">o</text:span><text:span text:style-name="T7">f </text:span><text:span text:style-name="T8">p</text:span><text:span text:style-name="T2"> </text:span><text:span text:style-name="T2">o</text:span><text:span text:style-name="T2">n</text:span><text:span text:style-name="T2">t</text:span><text:span text:style-name="T2">o </text:span><text:span text:style-name="T4">P</text:span><text:span text:style-name="T5">a</text:span><text:span text:style-name="T5">b</text:span><text:span text:style-name="T5">c </text:span>lies inside</text:p>
            <text:p>triangle <text:span text:style-name="T4">a</text:span><text:span text:style-name="T4">b</text:span><text:span text:style-name="T4">c</text:span>. In other words, if <text:span text:style-name="T4">p</text:span><text:span text:style-name="T4">’</text:span> barycentric coordinates <text:span text:style-name="T11">u</text:span><text:span text:style-name="T11">,</text:span><text:span text:style-name="T11">v</text:span><text:span text:style-name="T11">,</text:span><text:span text:style-name="T11">w</text:span> are such that <text:span text:style-name="T4">u</text:span><text:span text:style-name="T12">+</text:span><text:span text:style-name="T4">v</text:span><text:span text:style-name="T12">+</text:span><text:span text:style-name="T4">w</text:span><text:span text:style-name="T12">=</text:span><text:span text:style-name="T12">1 </text:span>and</text:p>
            <text:p><text:span text:style-name="T7">e</text:span><text:span text:style-name="T7">a</text:span><text:span text:style-name="T7">c</text:span><text:span text:style-name="T7">h </text:span><text:span text:style-name="T7">o</text:span><text:span text:style-name="T7">f </text:span><text:span text:style-name="T7">u</text:span><text:span text:style-name="T7">,</text:span><text:span text:style-name="T7">v </text:span><text:span text:style-name="T7">a</text:span><text:span text:style-name="T7">n</text:span><text:span text:style-name="T7">d </text:span><text:span text:style-name="T7">w</text:span><text:span text:style-name="T7"> </text:span><text:span text:style-name="T7">a</text:span><text:span text:style-name="T7">r</text:span><text:span text:style-name="T7">e </text:span><text:span text:style-name="T7">i</text:span><text:span text:style-name="T7">n </text:span><text:span text:style-name="T7">[</text:span><text:span text:style-name="T7">0</text:span><text:span text:style-name="T7">;</text:span><text:span text:style-name="T7">1</text:span><text:span text:style-name="T7">]. </text:span><text:span text:style-name="T8">p</text:span><text:span text:style-name="T2"> </text:span><text:span text:style-name="T2">w</text:span><text:span text:style-name="T2">il</text:span><text:span text:style-name="T2">l </text:span><text:span text:style-name="T2">b</text:span><text:span text:style-name="T2">e </text:span><text:span text:style-name="T2">fl</text:span><text:span text:style-name="T2">a</text:span><text:span text:style-name="T2">g</text:span><text:span text:style-name="T2">g</text:span><text:span text:style-name="T2">e</text:span><text:span text:style-name="T2">d </text:span><text:span text:style-name="T2">a</text:span><text:span text:style-name="T2">s </text:span><text:span text:style-name="T2">«</text:span><text:span text:style-name="T2"> </text:span><text:span text:style-name="T2">b</text:span><text:span text:style-name="T2">e</text:span><text:span text:style-name="T2">h</text:span><text:span text:style-name="T2">i</text:span><text:span text:style-name="T2">n</text:span><text:span text:style-name="T2">d</text:span><text:span text:style-name="T2"> </text:span><text:span text:style-name="T2">» </text:span><text:span text:style-name="T2">if </text:span><text:span text:style-name="T2">it</text:span><text:span text:style-name="T2">s </text:span><text:span text:style-name="T2">s</text:span><text:span text:style-name="T2">i</text:span><text:span text:style-name="T2">g</text:span><text:span text:style-name="T2">n</text:span><text:span text:style-name="T2">e</text:span><text:span text:style-name="T2">d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 </text:span><text:span text:style-name="T2">t</text:span><text:span text:style-name="T2">o </text:span><text:span text:style-name="T4">P</text:span><text:span text:style-name="T5">a</text:span><text:span text:style-name="T5">b</text:span><text:span text:style-name="T5">c</text:span> &lt; 0</text:p>
          </draw:text-box>
        </draw:frame>
        <draw:custom-shape draw:style-name="gr1" draw:text-style-name="P1" draw:layer="layout" svg:width="6.5cm" svg:height="2.5cm" svg:x="10.701cm" svg:y="6.494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2" draw:layer="layout" svg:x1="15cm" svg:y1="4.406cm" svg:x2="12.501cm" svg:y2="8.5cm">
          <text:p/>
        </draw:line>
        <draw:frame draw:style-name="gr3" draw:text-style-name="P3" draw:layer="layout" svg:width="0.853cm" svg:height="0.962cm" svg:x="15.001cm" svg:y="3.894cm">
          <draw:text-box>
            <text:p>p</text:p>
          </draw:text-box>
        </draw:frame>
        <draw:frame draw:style-name="gr4" draw:text-style-name="P3" draw:layer="layout" svg:width="0.993cm" svg:height="0.962cm" svg:x="11.648cm" svg:y="8.132cm">
          <draw:text-box>
            <text:p>p’</text:p>
          </draw:text-box>
        </draw:frame>
        <draw:custom-shape draw:style-name="gr5" draw:text-style-name="P4" draw:layer="layout" svg:width="0.2cm" svg:height="0.2cm" svg:x="15.001cm" svg:y="4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2.402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1.301cm" svg:y1="7.194cm" svg:x2="12.301cm" svg:y2="5.694cm">
          <text:p/>
        </draw:line>
        <draw:frame draw:style-name="gr7" draw:text-style-name="P5" draw:layer="layout" svg:width="0.959cm" svg:height="0.962cm" svg:x="11.948cm" svg:y="4.732cm">
          <draw:text-box>
            <text:p><text:span text:style-name="T1">N</text:span></text:p>
          </draw:text-box>
        </draw:frame>
        <draw:frame draw:style-name="gr3" draw:text-style-name="P3" draw:layer="layout" svg:width="0.853cm" svg:height="0.962cm" svg:x="10.102cm" svg:y="5.694cm">
          <draw:text-box>
            <text:p>a</text:p>
          </draw:text-box>
        </draw:frame>
        <draw:frame draw:style-name="gr3" draw:text-style-name="P3" draw:layer="layout" svg:width="0.853cm" svg:height="0.962cm" svg:x="10.103cm" svg:y="8.594cm">
          <draw:text-box>
            <text:p>b</text:p>
          </draw:text-box>
        </draw:frame>
        <draw:frame draw:style-name="gr8" draw:text-style-name="P3" draw:layer="layout" svg:width="0.82cm" svg:height="0.962cm" svg:x="16.981cm" svg:y="8.594cm">
          <draw:text-box>
            <text:p>c</text:p>
          </draw:text-box>
        </draw:frame>
        <draw:line draw:style-name="gr9" draw:text-style-name="P2" draw:layer="layout" svg:x1="12.301cm" svg:y1="4.832cm" svg:x2="12.801cm" svg:y2="4.832cm">
          <text:p/>
        </draw:line>
        <draw:custom-shape draw:style-name="gr1" draw:text-style-name="P1" draw:layer="layout" svg:width="6.5cm" svg:height="2.5cm" svg:x="19.902cm" svg:y="6.488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2" draw:layer="layout" svg:x1="25.853cm" svg:y1="4.5cm" svg:x2="24.353cm" svg:y2="7cm">
          <text:p/>
        </draw:line>
        <draw:frame draw:style-name="gr3" draw:text-style-name="P3" draw:layer="layout" svg:width="0.853cm" svg:height="0.962cm" svg:x="25.853cm" svg:y="4cm">
          <draw:text-box>
            <text:p>p</text:p>
          </draw:text-box>
        </draw:frame>
        <draw:frame draw:style-name="gr4" draw:text-style-name="P3" draw:layer="layout" svg:width="0.993cm" svg:height="0.962cm" svg:x="23.5cm" svg:y="6.538cm">
          <draw:text-box>
            <text:p>p’</text:p>
          </draw:text-box>
        </draw:frame>
        <draw:custom-shape draw:style-name="gr5" draw:text-style-name="P4" draw:layer="layout" svg:width="0.2cm" svg:height="0.2cm" svg:x="25.853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24.254cm" svg:y="6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0.894cm" svg:y1="7.462cm" svg:x2="21.894cm" svg:y2="5.962cm">
          <text:p/>
        </draw:line>
        <draw:frame draw:style-name="gr7" draw:text-style-name="P5" draw:layer="layout" svg:width="0.959cm" svg:height="0.962cm" svg:x="21.541cm" svg:y="5cm">
          <draw:text-box>
            <text:p><text:span text:style-name="T1">N</text:span></text:p>
          </draw:text-box>
        </draw:frame>
        <draw:frame draw:style-name="gr3" draw:text-style-name="P3" draw:layer="layout" svg:width="0.853cm" svg:height="0.962cm" svg:x="19.303cm" svg:y="5.688cm">
          <draw:text-box>
            <text:p>a</text:p>
          </draw:text-box>
        </draw:frame>
        <draw:frame draw:style-name="gr3" draw:text-style-name="P3" draw:layer="layout" svg:width="0.853cm" svg:height="0.962cm" svg:x="19.304cm" svg:y="8.588cm">
          <draw:text-box>
            <text:p>b</text:p>
          </draw:text-box>
        </draw:frame>
        <draw:frame draw:style-name="gr8" draw:text-style-name="P3" draw:layer="layout" svg:width="0.82cm" svg:height="0.962cm" svg:x="26.182cm" svg:y="8.588cm">
          <draw:text-box>
            <text:p>c</text:p>
          </draw:text-box>
        </draw:frame>
        <draw:line draw:style-name="gr9" draw:text-style-name="P2" draw:layer="layout" svg:x1="21.894cm" svg:y1="5.1cm" svg:x2="22.394cm" svg:y2="5.1cm">
          <text:p/>
        </draw:line>
        <draw:frame draw:style-name="gr8" draw:text-style-name="P3" draw:layer="layout" svg:width="3.5cm" svg:height="0.962cm" svg:x="4.7cm" svg:y="6.562cm">
          <draw:text-box>
            <text:p text:style-name="P6"><text:span text:style-name="T2">|</text:span><text:span text:style-name="T2">d</text:span><text:span text:style-name="T2">|</text:span><text:span text:style-name="T2">&lt;</text:span>d<text:span text:style-name="T13">m</text:span><text:span text:style-name="T13">a</text:span><text:span text:style-name="T13">x</text:span></text:p>
          </draw:text-box>
        </draw:frame>
        <draw:frame draw:style-name="gr8" draw:text-style-name="P3" draw:layer="layout" svg:width="3.5cm" svg:height="0.962cm" svg:x="14cm" svg:y="6.262cm">
          <draw:text-box>
            <text:p text:style-name="P6"><text:span text:style-name="T2">|</text:span><text:span text:style-name="T2">d</text:span><text:span text:style-name="T2">|</text:span><text:span text:style-name="T2">&gt;</text:span>d<text:span text:style-name="T13">m</text:span><text:span text:style-name="T13">a</text:span><text:span text:style-name="T13">x</text:span></text:p>
          </draw:text-box>
        </draw:frame>
        <draw:frame draw:style-name="gr11" draw:text-style-name="P3" draw:layer="layout" svg:width="1.628cm" svg:height="0.962cm" svg:x="2.689cm" svg:y="9.038cm">
          <draw:text-box>
            <text:p>OUI</text:p>
          </draw:text-box>
        </draw:frame>
        <draw:frame draw:style-name="gr12" draw:text-style-name="P3" draw:layer="layout" svg:width="1.912cm" svg:height="0.962cm" svg:x="12.5cm" svg:y="9.094cm">
          <draw:text-box>
            <text:p>NON</text:p>
          </draw:text-box>
        </draw:frame>
        <draw:frame draw:style-name="gr12" draw:text-style-name="P3" draw:layer="layout" svg:width="1.912cm" svg:height="0.962cm" svg:x="22cm" svg:y="9.038cm">
          <draw:text-box>
            <text:p>NON</text:p>
          </draw:text-box>
        </draw:frame>
        <draw:frame draw:style-name="gr8" draw:text-style-name="P7" draw:layer="layout" svg:width="3.5cm" svg:height="0.962cm" svg:x="24.5cm" svg:y="6.901cm">
          <draw:text-box>
            <text:p text:style-name="P6"><text:span text:style-name="T14">u</text:span><text:span text:style-name="T14">+</text:span><text:span text:style-name="T14">v</text:span><text:span text:style-name="T14">+</text:span><text:span text:style-name="T14">w</text:span><text:span text:style-name="T15">≠</text:span><text:span text:style-name="T14">1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0.801cm" svg:y="0cm" presentation:class="title" presentation:user-transformed="true">
          <draw:text-box>
            <text:p>Point↔edge proximity</text:p>
          </draw:text-box>
        </draw:frame>
        <draw:line draw:style-name="gr2" draw:text-style-name="P2" draw:layer="layout" svg:x1="3.401cm" svg:y1="5.5cm" svg:x2="3.4cm" svg:y2="8cm">
          <text:p/>
        </draw:line>
        <draw:frame draw:style-name="gr3" draw:text-style-name="P3" draw:layer="layout" svg:width="0.853cm" svg:height="0.962cm" svg:x="3.401cm" svg:y="4.5cm">
          <draw:text-box>
            <text:p>p</text:p>
          </draw:text-box>
        </draw:frame>
        <draw:frame draw:style-name="gr4" draw:text-style-name="P3" draw:layer="layout" svg:width="0.993cm" svg:height="0.962cm" svg:x="3.302cm" svg:y="7.901cm">
          <draw:text-box>
            <text:p>p’</text:p>
          </draw:text-box>
        </draw:frame>
        <draw:custom-shape draw:style-name="gr5" draw:text-style-name="P4" draw:layer="layout" svg:width="0.2cm" svg:height="0.2cm" svg:x="3.30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302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53cm" svg:height="0.962cm" svg:x="0.047cm" svg:y="7.5cm">
          <draw:text-box>
            <text:p>a</text:p>
          </draw:text-box>
        </draw:frame>
        <draw:frame draw:style-name="gr8" draw:text-style-name="P3" draw:layer="layout" svg:width="0.82cm" svg:height="0.962cm" svg:x="7.08cm" svg:y="7.538cm">
          <draw:text-box>
            <text:p>b</text:p>
          </draw:text-box>
        </draw:frame>
        <draw:frame draw:style-name="gr8" draw:text-style-name="P3" draw:layer="layout" svg:width="3.5cm" svg:height="0.962cm" svg:x="3.5cm" svg:y="6.038cm">
          <draw:text-box>
            <text:p text:style-name="P6"><text:span text:style-name="T2">|</text:span><text:span text:style-name="T2">d</text:span><text:span text:style-name="T2">|</text:span><text:span text:style-name="T2">&lt;</text:span>d<text:span text:style-name="T13">m</text:span><text:span text:style-name="T13">a</text:span><text:span text:style-name="T13">x</text:span></text:p>
          </draw:text-box>
        </draw:frame>
        <draw:frame draw:style-name="gr11" draw:text-style-name="P3" draw:layer="layout" svg:width="1.628cm" svg:height="0.962cm" svg:x="1.59cm" svg:y="9.038cm">
          <draw:text-box>
            <text:p>OUI</text:p>
          </draw:text-box>
        </draw:frame>
        <draw:line draw:style-name="gr14" draw:text-style-name="P2" draw:layer="layout" svg:x1="0.9cm" svg:y1="8cm" svg:x2="7.181cm" svg:y2="8cm">
          <text:p/>
        </draw:line>
        <draw:line draw:style-name="gr2" draw:text-style-name="P2" draw:layer="layout" svg:x1="13.501cm" svg:y1="3.962cm" svg:x2="13.5cm" svg:y2="8cm">
          <text:p/>
        </draw:line>
        <draw:frame draw:style-name="gr3" draw:text-style-name="P3" draw:layer="layout" svg:width="0.853cm" svg:height="0.962cm" svg:x="13.501cm" svg:y="3cm">
          <draw:text-box>
            <text:p>p</text:p>
          </draw:text-box>
        </draw:frame>
        <draw:frame draw:style-name="gr4" draw:text-style-name="P3" draw:layer="layout" svg:width="0.993cm" svg:height="0.962cm" svg:x="13.402cm" svg:y="7.901cm">
          <draw:text-box>
            <text:p>p’</text:p>
          </draw:text-box>
        </draw:frame>
        <draw:custom-shape draw:style-name="gr5" draw:text-style-name="P4" draw:layer="layout" svg:width="0.2cm" svg:height="0.2cm" svg:x="13.401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3.402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53cm" svg:height="0.962cm" svg:x="10.147cm" svg:y="7.5cm">
          <draw:text-box>
            <text:p>a</text:p>
          </draw:text-box>
        </draw:frame>
        <draw:frame draw:style-name="gr8" draw:text-style-name="P3" draw:layer="layout" svg:width="0.82cm" svg:height="0.962cm" svg:x="17.18cm" svg:y="7.538cm">
          <draw:text-box>
            <text:p>b</text:p>
          </draw:text-box>
        </draw:frame>
        <draw:frame draw:style-name="gr8" draw:text-style-name="P3" draw:layer="layout" svg:width="3.5cm" svg:height="0.962cm" svg:x="13.501cm" svg:y="5.5cm">
          <draw:text-box>
            <text:p text:style-name="P6"><text:span text:style-name="T2">|</text:span><text:span text:style-name="T2">d</text:span><text:span text:style-name="T2">|</text:span><text:span text:style-name="T2">&gt;</text:span>d<text:span text:style-name="T13">m</text:span><text:span text:style-name="T13">a</text:span><text:span text:style-name="T13">x</text:span></text:p>
          </draw:text-box>
        </draw:frame>
        <draw:frame draw:style-name="gr12" draw:text-style-name="P3" draw:layer="layout" svg:width="1.912cm" svg:height="0.962cm" svg:x="11.69cm" svg:y="9.038cm">
          <draw:text-box>
            <text:p>NON</text:p>
          </draw:text-box>
        </draw:frame>
        <draw:line draw:style-name="gr14" draw:text-style-name="P2" draw:layer="layout" svg:x1="11cm" svg:y1="8cm" svg:x2="17.281cm" svg:y2="8cm">
          <text:p/>
        </draw:line>
        <draw:line draw:style-name="gr2" draw:text-style-name="P2" draw:layer="layout" svg:x1="26.201cm" svg:y1="5.5cm" svg:x2="26.2cm" svg:y2="8cm">
          <text:p/>
        </draw:line>
        <draw:frame draw:style-name="gr3" draw:text-style-name="P3" draw:layer="layout" svg:width="0.853cm" svg:height="0.962cm" svg:x="26.201cm" svg:y="4.5cm">
          <draw:text-box>
            <text:p>p</text:p>
          </draw:text-box>
        </draw:frame>
        <draw:frame draw:style-name="gr4" draw:text-style-name="P3" draw:layer="layout" svg:width="0.993cm" svg:height="0.962cm" svg:x="26.102cm" svg:y="7.901cm">
          <draw:text-box>
            <text:p>p’</text:p>
          </draw:text-box>
        </draw:frame>
        <draw:custom-shape draw:style-name="gr5" draw:text-style-name="P4" draw:layer="layout" svg:width="0.2cm" svg:height="0.2cm" svg:x="26.101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26.102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853cm" svg:height="0.962cm" svg:x="20cm" svg:y="8.038cm">
          <draw:text-box>
            <text:p>a</text:p>
          </draw:text-box>
        </draw:frame>
        <draw:frame draw:style-name="gr15" draw:text-style-name="P3" draw:layer="layout" svg:width="0.82cm" svg:height="1cm" svg:x="24.18cm" svg:y="8cm">
          <draw:text-box>
            <text:p>b</text:p>
          </draw:text-box>
        </draw:frame>
        <draw:frame draw:style-name="gr12" draw:text-style-name="P3" draw:layer="layout" svg:width="1.912cm" svg:height="0.962cm" svg:x="21.19cm" svg:y="9.038cm">
          <draw:text-box>
            <text:p>NON</text:p>
          </draw:text-box>
        </draw:frame>
        <draw:line draw:style-name="gr14" draw:text-style-name="P2" draw:layer="layout" svg:x1="20.5cm" svg:y1="8cm" svg:x2="24.5cm" svg:y2="8cm">
          <text:p/>
        </draw:line>
        <draw:line draw:style-name="gr16" draw:text-style-name="P2" draw:layer="layout" svg:x1="24.5cm" svg:y1="8cm" svg:x2="27.5cm" svg:y2="8cm">
          <text:p/>
        </draw:line>
        <draw:frame draw:style-name="gr17" draw:text-style-name="P3" draw:layer="layout" svg:width="26.5cm" svg:height="3.806cm" svg:x="1cm" svg:y="11.001cm">
          <draw:text-box>
            <text:p><text:span text:style-name="T2">g</text:span><text:span text:style-name="T2">i</text:span><text:span text:style-name="T2">v</text:span><text:span text:style-name="T2">e</text:span><text:span text:style-name="T2">n </text:span><text:span text:style-name="T2">a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</text:span><text:span text:style-name="T3"> </text:span><text:span text:style-name="T4">d</text:span><text:span text:style-name="T5">m</text:span><text:span text:style-name="T5">a</text:span><text:span text:style-name="T5">x</text:span><text:span text:style-name="T6">, </text:span><text:span text:style-name="T4">p</text:span> is detected as « near » edge <text:span text:style-name="T4">a</text:span><text:span text:style-name="T4">b</text:span> if its unsigned distance <text:span text:style-name="T7">t</text:span><text:span text:style-name="T7">o </text:span><text:span text:style-name="T7">li</text:span><text:span text:style-name="T7">n</text:span><text:span text:style-name="T7">e</text:span></text:p>
            <text:p text:style-name="P6"><text:span text:style-name="T16">L</text:span><text:span text:style-name="T9">a</text:span><text:span text:style-name="T9">b</text:span><text:span text:style-name="T17">, </text:span><text:span text:style-name="T17">p</text:span><text:span text:style-name="T17">a</text:span><text:span text:style-name="T17">s</text:span><text:span text:style-name="T17">s</text:span><text:span text:style-name="T17">i</text:span><text:span text:style-name="T17">n</text:span><text:span text:style-name="T17">g</text:span><text:span text:style-name="T7"> </text:span><text:span text:style-name="T7">t</text:span><text:span text:style-name="T7">h</text:span><text:span text:style-name="T7">r</text:span><text:span text:style-name="T7">o</text:span><text:span text:style-name="T7">u</text:span><text:span text:style-name="T7">g</text:span><text:span text:style-name="T7">h </text:span><text:span text:style-name="T8">a</text:span><text:span text:style-name="T2"> </text:span><text:span text:style-name="T2">a</text:span><text:span text:style-name="T2">n</text:span><text:span text:style-name="T2">d </text:span><text:span text:style-name="T8">b</text:span><text:span text:style-name="T3">, </text:span><text:span text:style-name="T2">i</text:span><text:span text:style-name="T2">s </text:span><text:span text:style-name="T2">l</text:span><text:span text:style-name="T2">e</text:span><text:span text:style-name="T2">s</text:span><text:span text:style-name="T2">s </text:span><text:span text:style-name="T2">t</text:span><text:span text:style-name="T2">h</text:span><text:span text:style-name="T2">a</text:span><text:span text:style-name="T2">n</text:span><text:span text:style-name="T7"> </text:span><text:span text:style-name="T8">d</text:span><text:span text:style-name="T9">m</text:span><text:span text:style-name="T9">a</text:span><text:span text:style-name="T9">x</text:span><text:span text:style-name="T7"> </text:span><text:span text:style-name="T7">a</text:span><text:span text:style-name="T7">n</text:span><text:span text:style-name="T7">d </text:span><text:span text:style-name="T7">if </text:span><text:span text:style-name="T8">p</text:span><text:span text:style-name="T8">’</text:span><text:span text:style-name="T7">, </text:span><text:span text:style-name="T7">t</text:span><text:span text:style-name="T7">h</text:span><text:span text:style-name="T7">e </text:span><text:span text:style-name="T7">p</text:span><text:span text:style-name="T7">r</text:span><text:span text:style-name="T7">o</text:span><text:span text:style-name="T7">j</text:span><text:span text:style-name="T7">e</text:span><text:span text:style-name="T7">c</text:span><text:span text:style-name="T7">ti</text:span><text:span text:style-name="T7">o</text:span><text:span text:style-name="T7">n </text:span><text:span text:style-name="T7">o</text:span><text:span text:style-name="T7">f </text:span><text:span text:style-name="T8">p</text:span><text:span text:style-name="T2"> </text:span><text:span text:style-name="T2">o</text:span><text:span text:style-name="T2">n</text:span><text:span text:style-name="T2">t</text:span><text:span text:style-name="T2">o </text:span><text:span text:style-name="T8">L</text:span><text:span text:style-name="T9">a</text:span><text:span text:style-name="T9">b </text:span><text:span text:style-name="T7">li</text:span><text:span text:style-name="T7">e</text:span><text:span text:style-name="T7">s </text:span><text:span text:style-name="T7">i</text:span><text:span text:style-name="T7">n</text:span><text:span text:style-name="T7">s</text:span><text:span text:style-name="T7">i</text:span><text:span text:style-name="T7">d</text:span><text:span text:style-name="T7">e </text:span><text:span text:style-name="T8">a</text:span><text:span text:style-name="T8">b</text:span><text:span text:style-name="T2">. </text:span><text:span text:style-name="T8">p</text:span><text:span text:style-name="T8">’</text:span><text:span text:style-name="T2"> </text:span><text:span text:style-name="T2">i</text:span><text:span text:style-name="T2">s </text:span><text:span text:style-name="T2">s</text:span><text:span text:style-name="T2">u</text:span><text:span text:style-name="T2">c</text:span><text:span text:style-name="T2">h </text:span><text:span text:style-name="T2">t</text:span><text:span text:style-name="T2">h</text:span><text:span text:style-name="T2">a</text:span><text:span text:style-name="T2">t </text:span><text:span text:style-name="T8">p</text:span><text:span text:style-name="T8">p</text:span><text:span text:style-name="T8">’</text:span><text:span text:style-name="T2"> </text:span><text:span text:style-name="T2">i</text:span><text:span text:style-name="T2">s </text:span><text:span text:style-name="T2">o</text:span><text:span text:style-name="T2">r</text:span><text:span text:style-name="T2">t</text:span><text:span text:style-name="T2">h</text:span><text:span text:style-name="T2">o</text:span><text:span text:style-name="T2">g</text:span><text:span text:style-name="T2">o</text:span><text:span text:style-name="T2">n</text:span><text:span text:style-name="T2">a</text:span><text:span text:style-name="T2">l </text:span><text:span text:style-name="T2">t</text:span><text:span text:style-name="T2">o </text:span><text:span text:style-name="T8">L</text:span><text:span text:style-name="T5">a</text:span><text:span text:style-name="T5">b</text:span><text:span text:style-name="T18">.</text:span></text:p>
            <text:p>triangle <text:span text:style-name="T4">a</text:span><text:span text:style-name="T4">b</text:span><text:span text:style-name="T4">c</text:span>. In other words, if <text:span text:style-name="T4">p</text:span><text:span text:style-name="T4">’</text:span> barycentric coordinates <text:span text:style-name="T11">u</text:span><text:span text:style-name="T11">,</text:span><text:span text:style-name="T11">v</text:span><text:span text:style-name="T11">,</text:span><text:span text:style-name="T11">w</text:span> are such that <text:span text:style-name="T4">u</text:span><text:span text:style-name="T12">+</text:span><text:span text:style-name="T4">v</text:span><text:span text:style-name="T12">+</text:span><text:span text:style-name="T4">w</text:span><text:span text:style-name="T12">=</text:span><text:span text:style-name="T12">1 </text:span>and</text:p>
            <text:p><text:span text:style-name="T7">e</text:span><text:span text:style-name="T7">a</text:span><text:span text:style-name="T7">c</text:span><text:span text:style-name="T7">h </text:span><text:span text:style-name="T7">o</text:span><text:span text:style-name="T7">f </text:span><text:span text:style-name="T7">u</text:span><text:span text:style-name="T7">,</text:span><text:span text:style-name="T7">v </text:span><text:span text:style-name="T7">a</text:span><text:span text:style-name="T7">n</text:span><text:span text:style-name="T7">d </text:span><text:span text:style-name="T7">w</text:span><text:span text:style-name="T7"> </text:span><text:span text:style-name="T7">a</text:span><text:span text:style-name="T7">r</text:span><text:span text:style-name="T7">e </text:span><text:span text:style-name="T7">i</text:span><text:span text:style-name="T7">n </text:span><text:span text:style-name="T7">[</text:span><text:span text:style-name="T7">0</text:span><text:span text:style-name="T7">;</text:span><text:span text:style-name="T7">1</text:span><text:span text:style-name="T7">]. </text:span><text:span text:style-name="T8">p</text:span><text:span text:style-name="T2"> </text:span><text:span text:style-name="T2">w</text:span><text:span text:style-name="T2">il</text:span><text:span text:style-name="T2">l </text:span><text:span text:style-name="T2">b</text:span><text:span text:style-name="T2">e </text:span><text:span text:style-name="T2">fl</text:span><text:span text:style-name="T2">a</text:span><text:span text:style-name="T2">g</text:span><text:span text:style-name="T2">g</text:span><text:span text:style-name="T2">e</text:span><text:span text:style-name="T2">d </text:span><text:span text:style-name="T2">a</text:span><text:span text:style-name="T2">s </text:span><text:span text:style-name="T2">«</text:span><text:span text:style-name="T2"> </text:span><text:span text:style-name="T2">b</text:span><text:span text:style-name="T2">e</text:span><text:span text:style-name="T2">h</text:span><text:span text:style-name="T2">i</text:span><text:span text:style-name="T2">n</text:span><text:span text:style-name="T2">d</text:span><text:span text:style-name="T2"> </text:span><text:span text:style-name="T2">» </text:span><text:span text:style-name="T2">if </text:span><text:span text:style-name="T2">it</text:span><text:span text:style-name="T2">s </text:span><text:span text:style-name="T2">s</text:span><text:span text:style-name="T2">i</text:span><text:span text:style-name="T2">g</text:span><text:span text:style-name="T2">n</text:span><text:span text:style-name="T2">e</text:span><text:span text:style-name="T2">d </text:span><text:span text:style-name="T2">d</text:span><text:span text:style-name="T2">i</text:span><text:span text:style-name="T2">s</text:span><text:span text:style-name="T2">t</text:span><text:span text:style-name="T2">a</text:span><text:span text:style-name="T2">n</text:span><text:span text:style-name="T2">c</text:span><text:span text:style-name="T2">e </text:span><text:span text:style-name="T2">t</text:span><text:span text:style-name="T2">o </text:span><text:span text:style-name="T4">P</text:span><text:span text:style-name="T5">a</text:span><text:span text:style-name="T5">b</text:span><text:span text:style-name="T5">c</text:span> &lt; 0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oint ↔ vertex proximity </text:p>
          </draw:text-box>
        </draw:frame>
        <draw:line draw:style-name="gr2" draw:text-style-name="P2" draw:layer="layout" svg:x1="3.401cm" svg:y1="6.038cm" svg:x2="3.4cm" svg:y2="8cm">
          <text:p/>
        </draw:line>
        <draw:frame draw:style-name="gr3" draw:text-style-name="P3" draw:layer="layout" svg:width="0.853cm" svg:height="0.962cm" svg:x="3.401cm" svg:y="5.2cm">
          <draw:text-box>
            <text:p>p</text:p>
          </draw:text-box>
        </draw:frame>
        <draw:frame draw:style-name="gr4" draw:text-style-name="P3" draw:layer="layout" svg:width="0.993cm" svg:height="0.962cm" svg:x="3.302cm" svg:y="7.901cm">
          <draw:text-box>
            <text:p>v</text:p>
          </draw:text-box>
        </draw:frame>
        <draw:custom-shape draw:style-name="gr5" draw:text-style-name="P4" draw:layer="layout" svg:width="0.2cm" svg:height="0.2cm" svg:x="3.301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3.302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5cm" svg:height="0.962cm" svg:x="3.5cm" svg:y="6.038cm">
          <draw:text-box>
            <text:p text:style-name="P6"><text:span text:style-name="T2">|</text:span><text:span text:style-name="T2">d</text:span><text:span text:style-name="T2">|</text:span><text:span text:style-name="T2">&lt;</text:span>d<text:span text:style-name="T13">m</text:span><text:span text:style-name="T13">a</text:span><text:span text:style-name="T13">x</text:span></text:p>
          </draw:text-box>
        </draw:frame>
        <draw:frame draw:style-name="gr11" draw:text-style-name="P3" draw:layer="layout" svg:width="1.772cm" svg:height="0.962cm" svg:x="2.667cm" svg:y="8.863cm">
          <draw:text-box>
            <text:p>YES</text:p>
          </draw:text-box>
        </draw:frame>
        <draw:line draw:style-name="gr2" draw:text-style-name="P2" draw:layer="layout" svg:x1="11.901cm" svg:y1="4.475cm" svg:x2="11.9cm" svg:y2="8.075cm">
          <text:p/>
        </draw:line>
        <draw:frame draw:style-name="gr3" draw:text-style-name="P3" draw:layer="layout" svg:width="0.853cm" svg:height="0.962cm" svg:x="11.901cm" svg:y="3.575cm">
          <draw:text-box>
            <text:p>p</text:p>
          </draw:text-box>
        </draw:frame>
        <draw:frame draw:style-name="gr4" draw:text-style-name="P3" draw:layer="layout" svg:width="0.993cm" svg:height="0.962cm" svg:x="11.802cm" svg:y="7.976cm">
          <draw:text-box>
            <text:p>v</text:p>
          </draw:text-box>
        </draw:frame>
        <draw:custom-shape draw:style-name="gr5" draw:text-style-name="P4" draw:layer="layout" svg:width="0.2cm" svg:height="0.2cm" svg:x="11.801cm" svg:y="4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cm" svg:height="0.2cm" svg:x="11.802cm" svg:y="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5cm" svg:height="0.962cm" svg:x="12cm" svg:y="6.113cm">
          <draw:text-box>
            <text:p text:style-name="P6"><text:span text:style-name="T2">|</text:span><text:span text:style-name="T2">d</text:span><text:span text:style-name="T2">|</text:span><text:span text:style-name="T2">&gt;</text:span>d<text:span text:style-name="T13">m</text:span><text:span text:style-name="T13">a</text:span><text:span text:style-name="T13">x</text:span></text:p>
          </draw:text-box>
        </draw:frame>
        <draw:frame draw:style-name="gr11" draw:text-style-name="P3" draw:layer="layout" svg:width="1.628cm" svg:height="0.962cm" svg:x="11.167cm" svg:y="8.938cm">
          <draw:text-box>
            <text:p>NO</text:p>
          </draw:text-box>
        </draw:frame>
        <draw:frame draw:style-name="gr18" draw:text-style-name="P3" draw:layer="layout" svg:width="26.5cm" svg:height="1.499cm" svg:x="1cm" svg:y="11.001cm">
          <draw:text-box>
            <text:p><text:span text:style-name="T2">g</text:span><text:span text:style-name="T2">iv</text:span><text:span text:style-name="T2">e</text:span><text:span text:style-name="T2">n </text:span><text:span text:style-name="T2">a </text:span><text:span text:style-name="T2">d</text:span><text:span text:style-name="T2">is</text:span><text:span text:style-name="T2">t</text:span><text:span text:style-name="T2">a</text:span><text:span text:style-name="T2">n</text:span><text:span text:style-name="T2">c</text:span><text:span text:style-name="T2">e</text:span><text:span text:style-name="T3"> </text:span><text:span text:style-name="T4">d</text:span><text:span text:style-name="T5">m</text:span><text:span text:style-name="T5">ax</text:span><text:span text:style-name="T6">, </text:span><text:span text:style-name="T4">p</text:span> is detected as « near » vertex <text:span text:style-name="T4">v</text:span> if its distance <text:span text:style-name="T7">t</text:span><text:span text:style-name="T7">o </text:span><text:span text:style-name="T7">v</text:span><text:span text:style-name="T3"> </text:span><text:span text:style-name="T2">is </text:span><text:span text:style-name="T2">l</text:span><text:span text:style-name="T2">e</text:span><text:span text:style-name="T2">s</text:span><text:span text:style-name="T2">s </text:span><text:span text:style-name="T2">t</text:span><text:span text:style-name="T2">h</text:span><text:span text:style-name="T2">a</text:span><text:span text:style-name="T2">n</text:span><text:span text:style-name="T7"> </text:span><text:span text:style-name="T8">d</text:span><text:span text:style-name="T9">m</text:span><text:span text:style-name="T9">ax</text:span><text:span text:style-name="T7"> 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2.629cm" svg:x="1.301cm" svg:y="-0.129cm" presentation:class="title" presentation:user-transformed="true">
          <draw:text-box>
            <text:p>Point↔mesh proximity functor</text:p>
          </draw:text-box>
        </draw:frame>
        <draw:frame presentation:style-name="pr3" draw:layer="layout" svg:width="27.6cm" svg:height="13.243cm" svg:x="0.4cm" svg:y="2.257cm" presentation:class="outline" presentation:user-transformed="true">
          <draw:text-box>
            <text:list text:style-name="L2">
              <text:list-item>
                <text:p><text:span text:style-name="T19">Called for each point p with the nearest element (triangle, edge or vertex) to p.</text:span></text:p>
              </text:list-item>
              <text:list-item>
                <text:p><text:span text:style-name="T19">Edges and vertices may be disabled, then only triangles are considered</text:span></text:p>
              </text:list-item>
              <text:list-item>
                <text:p><text:span text:style-name="T19">Functor always called with vertex indices v0, v1 and v2</text:span></text:p>
                <text:list>
                  <text:list-item>
                    <text:p><text:span text:style-name="T20">V1 and v2 are -1 for vertex proximlity (consider only v0)</text:span></text:p>
                  </text:list-item>
                  <text:list-item>
                    <text:p><text:span text:style-name="T20">V2 is -1 for edge proximity (consider only v0 and v1)</text:span></text:p>
                  </text:list-item>
                  <text:list-item>
                    <text:p><text:span text:style-name="T20">all three indices are = -1 for triangle proximity</text:span></text:p>
                  </text:list-item>
                </text:list>
              </text:list-item>
              <text:list-item>
                <text:p><text:span text:style-name="T20">see src/mesh/trimesh_particle_proximity.cu for example usage</text:span></text:p>
              </text:list-item>
            </text:list>
          </draw:text-box>
        </draw:fram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0T14:03:04.209037119</meta:creation-date>
    <dc:date>2025-05-20T14:59:51.520605749</dc:date>
    <meta:editing-duration>PT34M27S</meta:editing-duration>
    <meta:editing-cycles>9</meta:editing-cycles>
    <meta:generator>LibreOffice/24.2.7.2$Linux_X86_64 LibreOffice_project/420$Build-2</meta:generator>
    <meta:document-statistic meta:object-count="123"/>
  </office:meta>
</office:document-meta>
</file>